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Roboto" svg:font-family="Roboto"/>
    <style:font-face style:name="Roboto Mono" svg:font-family="'Roboto Mono', 'SF Mono', 'Lucida Console', Monaco, monospac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fbd" officeooo:paragraph-rsid="001d5fbd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d5fbd" officeooo:paragraph-rsid="001d5fbd" style:font-size-asian="12pt" style:font-style-asian="normal" style:font-weight-asian="normal" style:text-emphasiz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94a68" style:font-name="Roboto" fo:font-size="10.5pt" fo:letter-spacing="normal" fo:font-style="normal" fo:font-weight="normal" fo:background-color="#ffffff" loext:padding="0in" loext:border="none"/>
    </style:style>
    <style:style style:name="T1" style:family="text">
      <style:text-properties fo:font-variant="normal" fo:text-transform="none" style:font-name="Roboto Mono" fo:font-size="9.7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212121" style:font-name="Roboto Mono" fo:font-size="9.75pt" fo:letter-spacing="normal" fo:font-style="normal" fo:font-weight="normal" loext:padding="0in" loext:border="none"/>
    </style:style>
  </office:automatic-styles>
  <office:body>
    <office:text>
      <office:forms form:automatic-focus="false" form:apply-design-mode="false"/>
      <text:tracked-changes>
        <text:changed-region xml:id="ct94341052302192" text:id="ct94341052302192">
          <text:insertion>
            <office:change-info>
              <dc:creator>Unknown Author</dc:creator>
              <dc:date>2023-03-22T09:13:37</dc:date>
            </office:change-info>
          </text:insertion>
        </text:changed-region>
        <text:changed-region xml:id="ct94341051922688" text:id="ct94341051922688">
          <text:deletion>
            <office:change-info>
              <dc:creator>Unknown Author</dc:creator>
              <dc:date>2023-03-22T09:13:58</dc:date>
            </office:change-info>
            <text:p text:style-name="Standard">Add command line to remove old rsa_pub.pem</text:p>
            <text:p text:style-name="P3"/>
            <text:p text:style-name="P3">Fix variable nanoseconds conflicts with the typedef name nanoseconds</text:p>
          </text:deletion>
        </text:changed-region>
        <text:changed-region xml:id="ct94340955899888" text:id="ct94340955899888">
          <text:deletion>
            <office:change-info>
              <dc:creator>Unknown Author</dc:creator>
              <dc:date>2023-03-22T09:14:04</dc:date>
            </office:change-info>
            <text:p text:style-name="P3"/>
            <text:p text:style-name="Standard"/>
            <text:p text:style-name="Standard"/>
          </text:deletion>
        </text:changed-region>
        <text:changed-region xml:id="ct94341004202720" text:id="ct94341004202720">
          <text:insertion>
            <office:change-info>
              <dc:creator>Unknown Author</dc:creator>
              <dc:date>2023-02-22T12:55:40</dc:date>
            </office:change-info>
          </text:insertion>
        </text:changed-region>
        <text:changed-region xml:id="ct94341004382032" text:id="ct94341004382032">
          <text:insertion>
            <office:change-info>
              <dc:creator>Unknown Author</dc:creator>
              <dc:date>2023-03-02T18:40:4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KCp8nHDzaj79mGR1gLEY9UZJ4quyyVZtceHXYXSLRafQpUWFDQYZjLbziXkcxcQwPwK5nDbh<text:change-start text:change-id="ct94341052302192"/></text:p>
      <text:p text:style-name="P4">iFB)xxCA86<text:change-end text:change-id="ct94341052302192"/></text:p>
      <text:p text:style-name="Standard"/>
      <text:p text:style-name="Standard"><text:a xlink:type="simple" xlink:href="https://hayford.csp-dev.net/jenkins/job/manual_task/build?delay=0sec" text:style-name="Internet_20_link" text:visited-style-name="Visited_20_Internet_20_Link">https://hayford.csp-dev.net/jenkins/job/manual_task/build?delay=0sec</text:a></text:p>
      <text:p text:style-name="Standard"/>
      <text:p text:style-name="Standard"><text:change text:change-id="ct94341051922688"/><text:change text:change-id="ct94340955899888"/></text:p>
      <text:p text:style-name="P1">[ function 1 &amp;&amp; function 2 || exit ]<text:change-start text:change-id="ct94341004202720"/></text:p>
      <text:p text:style-name="P1"/>
      <text:p text:style-name="P1"/>
      <text:p text:style-name="P2">Description available in https://www.yoctoproject.org/docs/1.6/bitbake-user-manual/bitbake-user-manual.html</text:p>
      <text:p text:style-name="P1"><text:change-end text:change-id="ct94341004202720"/><text:change-start text:change-id="ct94341004382032"/></text:p>
      <text:p text:style-name="P1"><text:change-end text:change-id="ct94341004382032"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Roboto" svg:font-family="Roboto"/>
    <style:font-face style:name="Roboto Mono" svg:font-family="'Roboto Mono', 'SF Mono', 'Lucida Console', Monaco, monospac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402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13:09.702486373</meta:creation-date>
    <meta:editing-duration>PT3M33S</meta:editing-duration>
    <meta:editing-cycles>2</meta:editing-cycles>
    <meta:generator>LibreOffice/6.4.7.2$Linux_X86_64 LibreOffice_project/40$Build-2</meta:generator>
    <dc:date>2023-03-22T09:16:04.490965704</dc:date>
    <meta:document-statistic meta:table-count="0" meta:image-count="0" meta:object-count="0" meta:page-count="1" meta:paragraph-count="5" meta:word-count="16" meta:character-count="294" meta:non-whitespace-character-count="283"/>
  </office:meta>
</office:document-meta>
</file>